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4aed" officeooo:paragraph-rsid="001d4ae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em Spiel geht es darum, mit einem vom Spieler gelenkten Flugzeug durch eine zuvor generierte Welt zu fliegen und andere Flugzeuge zu eliminieren. Sämtliche nicht spielereigene Flugzeug werden bei Spielstart generiert.</text:p>
      <text:p text:style-name="P1">Diese anderen Flugzeuge werden sich immer auf das eigene Flugzeug zubewegen und selbst versuchen, es durch Schüsse zu zerstören. Das Flugzeug des Spielers besitzt eine vorgegebene Anzahl an „Leben“ die jeweils reduziert werden, wenn das eigene Flugzeug getroffen wird. Das eigene Flugzeug kann hierbei durch die Verwendung der Pfeiltasten gelenkt, und durch die Verwendung einer weiteren Taste ein Schuss ausgelöst werden. Der Spieler bewegt sich durch eine Welt, die größer sein kann als das angezeigte Fenster, indem sich die Welt mit den Bewegungen des Spielers bewegt wi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8T18:17:51.149248484</meta:creation-date>
    <meta:generator>LibreOffice/5.1.6.2$Linux_X86_64 LibreOffice_project/10m0$Build-2</meta:generator>
    <dc:date>2018-05-08T18:28:22.382662373</dc:date>
    <meta:editing-duration>PT10M32S</meta:editing-duration>
    <meta:editing-cycles>1</meta:editing-cycles>
    <meta:document-statistic meta:table-count="0" meta:image-count="0" meta:object-count="0" meta:page-count="1" meta:paragraph-count="2" meta:word-count="119" meta:character-count="798" meta:non-whitespace-character-count="681"/>
  </office:meta>
</office:document-meta>
</file>